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1cd" officeooo:paragraph-rsid="0018f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officeooo:paragraph-rsid="0018f1cd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8f1c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officeooo:rsid="001aef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5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">Numéro :<text:span text:style-name="T4">cas F-C-3</text:span></text:p>
                </table:table-cell>
              </table:table-row>
              <table:table-row>
                <table:table-cell table:style-name="Tableau2.A2" office:value-type="string">
                  <text:p text:style-name="P1">Nom :<text:span text:style-name="T4">Modifier les données d’un membre</text:span></text:p>
                </table:table-cell>
              </table:table-row>
              <table:table-row>
                <table:table-cell table:style-name="Tableau2.A2" office:value-type="string">
                  <text:p text:style-name="P1">Acteurs :</text:p>
                </table:table-cell>
              </table:table-row>
              <table:table-row>
                <table:table-cell table:style-name="Tableau2.A2" office:value-type="string">
                  <text:p text:style-name="P1">Description succincte :<text:span text:style-name="T4">Modifier les données d’un membre ou supprimer un favori (supprimer un commentaire ? Une réponse ou une question? Une recette ?)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 <text:span text:style-name="T4">8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4">membre inscrit et loggé</text:span></text:p>
                </table:table-cell>
              </table:table-row>
              <table:table-row>
                <table:table-cell table:style-name="Tableau2.A2" office:value-type="string">
                  <text:p text:style-name="P1">Démarrage : <text:span text:style-name="T4">Le membre a sélectionné son compte ou espace perso tableau de bord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4">1. Le membre sélectionne aller sur son compte perso</text:p>
                  <text:p text:style-name="P4">2. Le système affiche la page du compte</text:p>
                  <text:p text:style-name="P4">3. Le membre sélectionne modifier/supprimer pour telle ou telle partie</text:p>
                  <text:p text:style-name="P4">4. Le système lui permet d’éditer le champ ou le supprime (hors champs obligatoires)</text:p>
                  <text:p text:style-name="P4">5. Le membre valide </text:p>
                  <text:p text:style-name="P4">6. Le système ré-affiche la page avec message de confirmation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6"><text:span text:style-name="T5">5a. Le membre a supprimé un champ obligatoire, ou rentré une donnée non conforme → message d’erreur, </text:span><text:span text:style-name="T6">et modif non prise en compte</text:span>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 La modification/suppression en bdd n’a pas marché, message d’erreur</text:span></text:p>
                </table:table-cell>
              </table:table-row>
              <table:table-row>
                <table:table-cell table:style-name="Tableau3.A2" office:value-type="string">
                  <text:p text:style-name="P1">Fin : </text:p>
                </table:table-cell>
              </table:table-row>
              <table:table-row>
                <table:table-cell table:style-name="Tableau3.A2" office:value-type="string">
                  <text:p text:style-name="P1">Post conditions :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 Est-ce qu’on donne le droit aux membres de tout supprimer même si pas de données perso (recettes, FAQ?)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7:31:12.136000000</meta:creation-date>
    <meta:generator>LibreOffice/6.2.7.1$Windows_X86_64 LibreOffice_project/23edc44b61b830b7d749943e020e96f5a7df63bf</meta:generator>
    <dc:date>2019-11-11T16:12:20.027000000</dc:date>
    <meta:editing-duration>PT15M44S</meta:editing-duration>
    <meta:editing-cycles>7</meta:editing-cycles>
    <meta:document-statistic meta:table-count="4" meta:image-count="0" meta:object-count="0" meta:page-count="1" meta:paragraph-count="26" meta:word-count="195" meta:character-count="1195" meta:non-whitespace-character-count="1024"/>
  </office:meta>
</office:document-meta>
</file>